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4.768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3374in"/>
    </style:style>
    <style:style style:name="co5" style:family="table-column">
      <style:table-column-properties fo:break-before="auto" style:column-width="1.0681in"/>
    </style:style>
    <style:style style:name="co6" style:family="table-column">
      <style:table-column-properties fo:break-before="auto" style:column-width="1.0425in"/>
    </style:style>
    <style:style style:name="co7" style:family="table-column">
      <style:table-column-properties fo:break-before="auto" style:column-width="2.1602in"/>
    </style:style>
    <style:style style:name="co8" style:family="table-column">
      <style:table-column-properties fo:break-before="auto" style:column-width="8.2272in"/>
    </style:style>
    <style:style style:name="co9" style:family="table-column">
      <style:table-column-properties fo:break-before="auto" style:column-width="8.3299in"/>
    </style:style>
    <style:style style:name="co10" style:family="table-column">
      <style:table-column-properties fo:break-before="auto" style:column-width="2.5457in"/>
    </style:style>
    <style:style style:name="co11" style:family="table-column">
      <style:table-column-properties fo:break-before="auto" style:column-width="2.7516in"/>
    </style:style>
    <style:style style:name="co12" style:family="table-column">
      <style:table-column-properties fo:break-before="auto" style:column-width="7.0189in"/>
    </style:style>
    <style:style style:name="co13" style:family="table-column">
      <style:table-column-properties fo:break-before="auto" style:column-width="7.5839in"/>
    </style:style>
    <style:style style:name="co14" style:family="table-column">
      <style:table-column-properties fo:break-before="auto" style:column-width="13.7925in"/>
    </style:style>
    <style:style style:name="co15" style:family="table-column">
      <style:table-column-properties fo:break-before="auto" style:column-width="1.248in"/>
    </style:style>
    <style:style style:name="ro1" style:family="table-row">
      <style:table-row-properties style:row-height="0.2555in" fo:break-before="auto" style:use-optimal-row-height="true"/>
    </style:style>
    <style:style style:name="ro2" style:family="table-row">
      <style:table-row-properties style:row-height="0.4752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" style:family="table-cell" style:parent-style-name="Default" style:data-style-name="N155"/>
    <style:style style:name="ce9" style:family="table-cell" style:parent-style-name="Default" style:data-style-name="N0"/>
    <style:style style:name="ce10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5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6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5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5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6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5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nfo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File</text:p>
          </table:table-cell>
          <table:table-cell table:style-name="ce3" office:value-type="string">
            <text:p>monolayer_scenario.ods</text:p>
          </table:table-cell>
        </table:table-row>
        <table:table-row table:style-name="ro2">
          <table:table-cell table:style-name="ce1" office:value-type="string">
            <text:p>Location</text:p>
          </table:table-cell>
          <table:table-cell table:style-name="ce3" office:value-type="string">
            <text:p>migration/database/ &amp; Matlab_FMECA\production\inputs</text:p>
          </table:table-cell>
        </table:table-row>
        <table:table-row table:style-name="ro3">
          <table:table-cell office:value-type="string">
            <text:p>FMECAengine compatibility</text:p>
          </table:table-cell>
          <table:table-cell office:value-type="string">
            <text:p>V 0.43</text:p>
          </table:table-cell>
        </table:table-row>
        <table:table-row table:style-name="ro3">
          <table:table-cell office:value-type="string">
            <text:p>main sheets</text:p>
          </table:table-cell>
          <table:table-cell office:value-type="string">
            <text:p>geometry, use, scenario</text:p>
          </table:table-cell>
        </table:table-row>
        <table:table-row table:style-name="ro3">
          <table:table-cell office:value-type="string">
            <text:p>Description</text:p>
          </table:table-cell>
          <table:table-cell office:value-type="string">
            <text:p>This file is a database for geometry and contact properties</text:p>
          </table:table-cell>
        </table:table-row>
        <table:table-row table:style-name="ro3">
          <table:table-cell office:value-type="string">
            <text:p>Authors</text:p>
          </table:table-cell>
          <table:table-cell office:value-type="string">
            <text:p>INRA\Audrey Goujon, Mai Nguyen, Olivier Vitrac</text:p>
          </table:table-cell>
        </table:table-row>
        <table:table-row table:style-name="ro3">
          <table:table-cell office:value-type="string">
            <text:p>Date</text:p>
          </table:table-cell>
          <table:table-cell office:value-type="string">
            <text:p>25/07/11</text:p>
          </table:table-cell>
        </table:table-row>
        <table:table-row table:style-name="ro3">
          <table:table-cell table:style-name="ce1" office:value-type="string">
            <text:p>version</text:p>
          </table:table-cell>
          <table:table-cell table:style-name="ce5" office:value-type="float" office:value="0.1">
            <text:p>0.1</text:p>
          </table:table-cell>
        </table:table-row>
      </table:table>
      <table:table table:name="geometry" table:style-name="ta1" table:print="false">
        <table:table-column table:style-name="co4" table:default-cell-style-name="Default"/>
        <table:table-column table:style-name="co3" table:number-columns-repeated="3" table:default-cell-style-name="Default"/>
        <table:table-row table:style-name="ro4">
          <table:table-cell office:value-type="string">
            <text:p>id</text:p>
          </table:table-cell>
          <table:table-cell office:value-type="string">
            <text:p>A</text:p>
          </table:table-cell>
          <table:table-cell office:value-type="string">
            <text:p>mF</text:p>
          </table:table-cell>
          <table:table-cell office:value-type="string">
            <text:p>lP1</text:p>
          </table:table-cell>
        </table:table-row>
        <table:table-row table:style-name="ro4">
          <table:table-cell office:value-type="string">
            <text:p>LDPEYogurtBottle</text:p>
          </table:table-cell>
          <table:table-cell office:value-type="float" office:value="197">
            <text:p>197</text:p>
          </table:table-cell>
          <table:table-cell office:value-type="float" office:value="250">
            <text:p>250</text:p>
          </table:table-cell>
          <table:table-cell office:value-type="float" office:value="0.098">
            <text:p>0.098</text:p>
          </table:table-cell>
        </table:table-row>
        <table:table-row table:style-name="ro4">
          <table:table-cell office:value-type="string">
            <text:p>HDPEWaterCap</text:p>
          </table:table-cell>
          <table:table-cell office:value-type="float" office:value="16.5">
            <text:p>16.5</text:p>
          </table:table-cell>
          <table:table-cell office:value-type="float" office:value="330">
            <text:p>330</text:p>
          </table:table-cell>
          <table:table-cell office:value-type="float" office:value="0.113">
            <text:p>0.113</text:p>
          </table:table-cell>
        </table:table-row>
        <table:table-row table:style-name="ro4">
          <table:table-cell office:value-type="string">
            <text:p>PPDrinkGoblet</text:p>
          </table:table-cell>
          <table:table-cell office:value-type="float" office:value="185.354">
            <text:p>185.354</text:p>
          </table:table-cell>
          <table:table-cell office:value-type="float" office:value="200">
            <text:p>200</text:p>
          </table:table-cell>
          <table:table-cell office:value-type="float" office:value="0.016">
            <text:p>0.016</text:p>
          </table:table-cell>
        </table:table-row>
        <table:table-row table:style-name="ro4">
          <table:table-cell office:value-type="string">
            <text:p>PPButterContainer</text:p>
          </table:table-cell>
          <table:table-cell office:value-type="float" office:value="311">
            <text:p>311</text:p>
          </table:table-cell>
          <table:table-cell office:value-type="float" office:value="500">
            <text:p>500</text:p>
          </table:table-cell>
          <table:table-cell office:value-type="float" office:value="0.053">
            <text:p>0.053</text:p>
          </table:table-cell>
        </table:table-row>
        <table:table-row table:style-name="ro4">
          <table:table-cell office:value-type="string">
            <text:p>PPCreamPot</text:p>
          </table:table-cell>
          <table:table-cell office:value-type="float" office:value="251.524">
            <text:p>251.524</text:p>
          </table:table-cell>
          <table:table-cell office:value-type="float" office:value="400">
            <text:p>400</text:p>
          </table:table-cell>
          <table:table-cell office:value-type="float" office:value="0.068">
            <text:p>0.068</text:p>
          </table:table-cell>
        </table:table-row>
        <table:table-row table:style-name="ro4">
          <table:table-cell office:value-type="string">
            <text:p>PPDrinkStraw</text:p>
          </table:table-cell>
          <table:table-cell office:value-type="float" office:value="27.4889">
            <text:p>27.4889</text:p>
          </table:table-cell>
          <table:table-cell office:value-type="float" office:value="200">
            <text:p>200</text:p>
          </table:table-cell>
          <table:table-cell office:value-type="float" office:value="0.016">
            <text:p>0.016</text:p>
          </table:table-cell>
        </table:table-row>
        <table:table-row table:style-name="ro4">
          <table:table-cell office:value-type="string">
            <text:p>PSYogurtPot</text:p>
          </table:table-cell>
          <table:table-cell office:value-type="float" office:value="42">
            <text:p>42</text:p>
          </table:table-cell>
          <table:table-cell office:value-type="float" office:value="125">
            <text:p>125</text:p>
          </table:table-cell>
          <table:table-cell office:value-type="float" office:value="0.108">
            <text:p>0.108</text:p>
          </table:table-cell>
        </table:table-row>
        <table:table-row table:style-name="ro4">
          <table:table-cell office:value-type="string">
            <text:p>PSDrinkGoblet</text:p>
          </table:table-cell>
          <table:table-cell office:value-type="float" office:value="150.239">
            <text:p>150.239</text:p>
          </table:table-cell>
          <table:table-cell office:value-type="float" office:value="186">
            <text:p>186</text:p>
          </table:table-cell>
          <table:table-cell office:value-type="float" office:value="0.098">
            <text:p>0.098</text:p>
          </table:table-cell>
        </table:table-row>
        <table:table-row table:style-name="ro4">
          <table:table-cell office:value-type="string">
            <text:p>PVCSauceLid</text:p>
          </table:table-cell>
          <table:table-cell office:value-type="float" office:value="12.57">
            <text:p>12.57</text:p>
          </table:table-cell>
          <table:table-cell office:value-type="float" office:value="450">
            <text:p>450</text:p>
          </table:table-cell>
          <table:table-cell office:value-type="float" office:value="0.098">
            <text:p>0.098</text:p>
          </table:table-cell>
        </table:table-row>
      </table:table>
      <table:table table:name="use" table:style-name="ta1" table:print="false">
        <table:table-column table:style-name="co4" table:default-cell-style-name="Default"/>
        <table:table-column table:style-name="co3" table:number-columns-repeated="3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time</text:p>
          </table:table-cell>
          <table:table-cell office:value-type="string">
            <text:p>timeunit</text:p>
          </table:table-cell>
          <table:table-cell office:value-type="string">
            <text:p>temperature</text:p>
          </table:table-cell>
        </table:table-row>
        <table:table-row table:style-name="ro3">
          <table:table-cell office:value-type="string">
            <text:p>BottlePot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string">
            <text:p>Goblet</text:p>
          </table:table-cell>
          <table:table-cell office:value-type="float" office:value="2">
            <text:p>2</text:p>
          </table:table-cell>
          <table:table-cell office:value-type="string">
            <text:p>h</text:p>
          </table:table-cell>
          <table:table-cell office:value-type="float" office:value="70">
            <text:p>70</text:p>
          </table:table-cell>
        </table:table-row>
        <table:table-row table:style-name="ro5">
          <table:table-cell office:value-type="string">
            <text:p>Cap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25">
            <text:p>25</text:p>
          </table:table-cell>
        </table:table-row>
        <table:table-row table:style-name="ro5">
          <table:table-cell office:value-type="string">
            <text:p>Container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string">
            <text:p>Straw</text:p>
          </table:table-cell>
          <table:table-cell office:value-type="float" office:value="2">
            <text:p>2</text:p>
          </table:table-cell>
          <table:table-cell office:value-type="string">
            <text:p>h</text:p>
          </table:table-cell>
          <table:table-cell office:value-type="float" office:value="20">
            <text:p>20</text:p>
          </table:table-cell>
        </table:table-row>
        <table:table-row table:style-name="ro5">
          <table:table-cell office:value-type="string">
            <text:p>Lid</text:p>
          </table:table-cell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float" office:value="121">
            <text:p>121</text:p>
          </table:table-cell>
        </table:table-row>
        <table:table-row table:style-name="ro5">
          <table:table-cell office:value-type="string">
            <text:p>Lid2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float" office:value="20">
            <text:p>20</text:p>
          </table:table-cell>
        </table:table-row>
      </table:table>
      <table:table table:name="time" table:style-name="ta1" table:print="false">
        <table:table-column table:style-name="co3" table:number-columns-repeated="2" table:default-cell-style-name="Default"/>
        <table:table-row table:style-name="ro3">
          <table:table-cell office:value-type="string">
            <text:p>timeunit</text:p>
          </table:table-cell>
          <table:table-cell office:value-type="string">
            <text:p>timesecond</text:p>
          </table:table-cell>
        </table:table-row>
        <table:table-row table:style-name="ro5">
          <table:table-cell office:value-type="string">
            <text:p>min</text:p>
          </table:table-cell>
          <table:table-cell office:value-type="float" office:value="60">
            <text:p>60</text:p>
          </table:table-cell>
        </table:table-row>
        <table:table-row table:style-name="ro5">
          <table:table-cell office:value-type="string">
            <text:p>h</text:p>
          </table:table-cell>
          <table:table-cell office:value-type="float" office:value="3600">
            <text:p>3600</text:p>
          </table:table-cell>
        </table:table-row>
        <table:table-row table:style-name="ro5">
          <table:table-cell office:value-type="string">
            <text:p>m</text:p>
          </table:table-cell>
          <table:table-cell table:formula="of:=30.5*24*3600" office:value-type="float" office:value="2635200">
            <text:p>2635200</text:p>
          </table:table-cell>
        </table:table-row>
        <table:table-row table:style-name="ro5">
          <table:table-cell office:value-type="string">
            <text:p>y</text:p>
          </table:table-cell>
          <table:table-cell table:formula="of:=365*24*3600" office:value-type="float" office:value="31536000">
            <text:p>31536000</text:p>
          </table:table-cell>
        </table:table-row>
      </table:table>
      <table:table table:name="scenario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default-cell-style-name="ce8"/>
        <table:table-column table:style-name="co3" table:number-columns-repeated="3" table:default-cell-style-name="Default"/>
        <table:table-column table:style-name="co8" table:default-cell-style-name="Default"/>
        <table:table-row table:style-name="ro6">
          <table:table-cell office:value-type="string">
            <text:p>id</text:p>
          </table:table-cell>
          <table:table-cell table:style-name="ce6" office:value-type="string">
            <text:p>parent</text:p>
          </table:table-cell>
          <table:table-cell table:style-name="ce6" office:value-type="string">
            <text:p>inherit</text:p>
          </table:table-cell>
          <table:table-cell office:value-type="string">
            <text:p>packfood</text:p>
          </table:table-cell>
          <table:table-cell office:value-type="string">
            <text:p>use</text:p>
          </table:table-cell>
          <table:table-cell office:value-type="string">
            <text:p>polymer</text:p>
          </table:table-cell>
          <table:table-cell office:value-type="string">
            <text:p>rhoF</text:p>
          </table:table-cell>
          <table:table-cell office:value-type="string">
            <text:p>rhoP</text:p>
          </table:table-cell>
          <table:table-cell table:style-name="Default" office:value-type="string">
            <text:p>lF</text:p>
          </table:table-cell>
          <table:table-cell office:value-type="string">
            <text:p>CP01</text:p>
          </table:table-cell>
          <table:table-cell office:value-type="string">
            <text:p>K</text:p>
          </table:table-cell>
          <table:table-cell office:value-type="string">
            <text:p>Bi</text:p>
          </table:table-cell>
          <table:table-cell office:value-type="string">
            <text:p>comment</text:p>
          </table:table-cell>
        </table:table-row>
        <table:table-row table:style-name="ro4">
          <table:table-cell office:value-type="string">
            <text:p>LDPEYogurtBottle</text:p>
          </table:table-cell>
          <table:table-cell table:number-columns-repeated="2"/>
          <table:table-cell office:value-type="string">
            <text:p>Gras, acides</text:p>
          </table:table-cell>
          <table:table-cell office:value-type="string">
            <text:p>BottlePot</text:p>
          </table:table-cell>
          <table:table-cell office:value-type="string">
            <text:p>LDPE</text:p>
          </table:table-cell>
          <table:table-cell office:value-type="float" office:value="920">
            <text:p>920</text:p>
          </table:table-cell>
          <table:table-cell table:formula="of:=IF(OR(COUNTBLANK([.F2]);[.F2]=&quot;NaN&quot;);&quot;&quot;;[.F2]&amp;&quot;:polymer::acronym-&gt;rhoPinf&quot;)" office:value-type="string" office:string-value="LDPE:polymer::acronym-&gt;rhoPinf">
            <text:p>LDPE:polymer::acronym-&gt;rhoPinf</text:p>
          </table:table-cell>
          <table:table-cell table:formula="of:=([geometry.C2]*0.001)/([.G2]*[geometry.B2]*0.0001)" office:value-type="float" office:value="0.0137938644890753">
            <text:p>0.0138</text:p>
          </table:table-cell>
          <table:table-cell table:style-name="ce9"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Tétrakis[3-(3,5-di-tert-butyl-4-hydroxyphényl)propionate] de pentaérythritol' (cas=6683-19-8) for 10j à 5°C B et EtOH50%</text:p>
          </table:table-cell>
        </table:table-row>
        <table:table-row table:style-name="ro4">
          <table:table-cell office:value-type="string">
            <text:p>HDPEWaterCap</text:p>
          </table:table-cell>
          <table:table-cell table:number-columns-repeated="2"/>
          <table:table-cell office:value-type="string">
            <text:p>aqueux</text:p>
          </table:table-cell>
          <table:table-cell office:value-type="string">
            <text:p>Cap</text:p>
          </table:table-cell>
          <table:table-cell office:value-type="string">
            <text:p>HDPE</text:p>
          </table:table-cell>
          <table:table-cell office:value-type="float" office:value="1000">
            <text:p>1000</text:p>
          </table:table-cell>
          <table:table-cell table:formula="of:=IF(OR(COUNTBLANK([.F3]);[.F3]=&quot;NaN&quot;);&quot;&quot;;[.F3]&amp;&quot;:polymer::acronym-&gt;rhoPinf&quot;)" office:value-type="string" office:string-value="HDPE:polymer::acronym-&gt;rhoPinf">
            <text:p>HDPE:polymer::acronym-&gt;rhoPinf</text:p>
          </table:table-cell>
          <table:table-cell table:style-name="Default" table:formula="of:=([geometry.C3]*0.001)/([.G3]*[geometry.B3]*0.0001)" office:value-type="float" office:value="0.2">
            <text:p>0.2</text:p>
          </table:table-cell>
          <table:table-cell office:value-type="float" office:value="2500">
            <text:p>2500</text:p>
          </table:table-cell>
          <table:table-cell office:value-type="float" office:value="0.001">
            <text:p>0.001</text:p>
          </table:table-cell>
          <table:table-cell office:value-type="float" office:value="1000">
            <text:p>1000</text:p>
          </table:table-cell>
          <table:table-cell office:value-type="string">
            <text:p>migrant='Tétrakis[3-(3,5-di-tert-butyl-4-hydroxyphényl)propionate] de pentaérythritol' (cas=6683-19-8) for 10j à 40°C A</text:p>
          </table:table-cell>
        </table:table-row>
        <table:table-row table:style-name="ro4">
          <table:table-cell office:value-type="string">
            <text:p>PPDrinkGoblet</text:p>
          </table:table-cell>
          <table:table-cell table:number-columns-repeated="2"/>
          <table:table-cell office:value-type="string">
            <text:p>Aqueux, acide</text:p>
          </table:table-cell>
          <table:table-cell office:value-type="string">
            <text:p>Goblet</text:p>
          </table:table-cell>
          <table:table-cell office:value-type="string">
            <text:p>PP</text:p>
          </table:table-cell>
          <table:table-cell office:value-type="float" office:value="1000">
            <text:p>1000</text:p>
          </table:table-cell>
          <table:table-cell table:formula="of:=IF(OR(COUNTBLANK([.F4]);[.F4]=&quot;NaN&quot;);&quot;&quot;;[.F4]&amp;&quot;:polymer::acronym-&gt;rhoPinf&quot;)" office:value-type="string" office:string-value="PP:polymer::acronym-&gt;rhoPinf">
            <text:p>PP:polymer::acronym-&gt;rhoPinf</text:p>
          </table:table-cell>
          <table:table-cell table:formula="of:=([geometry.C4]*0.001)/([.G4]*[geometry.B4]*0.0001)" office:value-type="float" office:value="0.0107901636867831">
            <text:p>0.0108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Tétrakis[3-(3,5-di-tert-butyl-4-hydroxyphényl)propionate] de pentaérythritol' (cas=6683-19-8) for 2h à 70°C B </text:p>
          </table:table-cell>
        </table:table-row>
        <table:table-row table:style-name="ro4">
          <table:table-cell office:value-type="string">
            <text:p>PPButterContainer</text:p>
          </table:table-cell>
          <table:table-cell table:number-columns-repeated="2"/>
          <table:table-cell office:value-type="string">
            <text:p>Gras</text:p>
          </table:table-cell>
          <table:table-cell office:value-type="string">
            <text:p>Container</text:p>
          </table:table-cell>
          <table:table-cell office:value-type="string">
            <text:p>PP</text:p>
          </table:table-cell>
          <table:table-cell office:value-type="float" office:value="920">
            <text:p>920</text:p>
          </table:table-cell>
          <table:table-cell table:formula="of:=IF(OR(COUNTBLANK([.F5]);[.F5]=&quot;NaN&quot;);&quot;&quot;;[.F5]&amp;&quot;:polymer::acronym-&gt;rhoPinf&quot;)" office:value-type="string" office:string-value="PP:polymer::acronym-&gt;rhoPinf">
            <text:p>PP:polymer::acronym-&gt;rhoPinf</text:p>
          </table:table-cell>
          <table:table-cell table:formula="of:=([geometry.C5]*0.001)/([.G5]*[geometry.B5]*0.0001)" office:value-type="float" office:value="0.0174751852369635">
            <text:p>0.0175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Tétrakis[3-(3,5-di-tert-butyl-4-hydroxyphényl)propionate] de pentaérythritol' (cas=6683-19-8) for 10j à 5°C D</text:p>
          </table:table-cell>
        </table:table-row>
        <table:table-row table:style-name="ro4">
          <table:table-cell office:value-type="string">
            <text:p>PPCreamPot</text:p>
          </table:table-cell>
          <table:table-cell table:number-columns-repeated="2"/>
          <table:table-cell office:value-type="string">
            <text:p>gras, acide</text:p>
          </table:table-cell>
          <table:table-cell office:value-type="string">
            <text:p>BottlePot</text:p>
          </table:table-cell>
          <table:table-cell office:value-type="string">
            <text:p>PP</text:p>
          </table:table-cell>
          <table:table-cell office:value-type="float" office:value="920">
            <text:p>920</text:p>
          </table:table-cell>
          <table:table-cell table:formula="of:=IF(OR(COUNTBLANK([.F6]);[.F6]=&quot;NaN&quot;);&quot;&quot;;[.F6]&amp;&quot;:polymer::acronym-&gt;rhoPinf&quot;)" office:value-type="string" office:string-value="PP:polymer::acronym-&gt;rhoPinf">
            <text:p>PP:polymer::acronym-&gt;rhoPinf</text:p>
          </table:table-cell>
          <table:table-cell table:formula="of:=([geometry.C6]*0.001)/([.G6]*[geometry.B6]*0.0001)" office:value-type="float" office:value="0.0172859293226751">
            <text:p>0.0173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Tétrakis[3-(3,5-di-tert-butyl-4-hydroxyphényl)propionate] de pentaérythritol' (cas=6683-19-8) for 10j à 5°C A, B </text:p>
          </table:table-cell>
        </table:table-row>
        <table:table-row table:style-name="ro4">
          <table:table-cell office:value-type="string">
            <text:p>PPDrinkStraw</text:p>
          </table:table-cell>
          <table:table-cell table:number-columns-repeated="2"/>
          <table:table-cell office:value-type="string">
            <text:p>Aqueux, acide</text:p>
          </table:table-cell>
          <table:table-cell office:value-type="string">
            <text:p>Straw</text:p>
          </table:table-cell>
          <table:table-cell office:value-type="string">
            <text:p>PP</text:p>
          </table:table-cell>
          <table:table-cell office:value-type="float" office:value="1000">
            <text:p>1000</text:p>
          </table:table-cell>
          <table:table-cell table:formula="of:=IF(OR(COUNTBLANK([.F7]);[.F7]=&quot;NaN&quot;);&quot;&quot;;[.F7]&amp;&quot;:polymer::acronym-&gt;rhoPinf&quot;)" office:value-type="string" office:string-value="PP:polymer::acronym-&gt;rhoPinf">
            <text:p>PP:polymer::acronym-&gt;rhoPinf</text:p>
          </table:table-cell>
          <table:table-cell table:formula="of:=([geometry.C7]*0.001)/([.G7]*[geometry.B7]*0.0001)" office:value-type="float" office:value="0.0727566399528537">
            <text:p>0.0728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Tétrakis[3-(3,5-di-tert-butyl-4-hydroxyphényl)propionate] de pentaérythritol' (cas=6683-19-8) for 2h à 20°C B</text:p>
          </table:table-cell>
        </table:table-row>
        <table:table-row table:style-name="ro4">
          <table:table-cell office:value-type="string">
            <text:p>PSYogurtPot</text:p>
          </table:table-cell>
          <table:table-cell table:number-columns-repeated="2"/>
          <table:table-cell office:value-type="string">
            <text:p>Gras, acides</text:p>
          </table:table-cell>
          <table:table-cell office:value-type="string">
            <text:p>BottlePot</text:p>
          </table:table-cell>
          <table:table-cell office:value-type="string">
            <text:p>PS</text:p>
          </table:table-cell>
          <table:table-cell office:value-type="float" office:value="920">
            <text:p>920</text:p>
          </table:table-cell>
          <table:table-cell table:formula="of:=IF(OR(COUNTBLANK([.F8]);[.F8]=&quot;NaN&quot;);&quot;&quot;;[.F8]&amp;&quot;:polymer::acronym-&gt;rhoPinf&quot;)" office:value-type="string" office:string-value="PS:polymer::acronym-&gt;rhoPinf">
            <text:p>PS:polymer::acronym-&gt;rhoPinf</text:p>
          </table:table-cell>
          <table:table-cell table:formula="of:=([geometry.C8]*0.001)/([.G8]*[geometry.B8]*0.0001)" office:value-type="float" office:value="0.0323498964803313">
            <text:p>0.0323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3-(3,5-Di-tert-butyl-4-hydroxyphényl) propionate d'octadécyle' (cas=2082-79-3) for 10j à 5°C B et EtOH50%</text:p>
          </table:table-cell>
        </table:table-row>
        <table:table-row table:style-name="ro4">
          <table:table-cell office:value-type="string">
            <text:p>PSDrinkGoblet</text:p>
          </table:table-cell>
          <table:table-cell table:number-columns-repeated="2"/>
          <table:table-cell office:value-type="string">
            <text:p>Aqueux, acide</text:p>
          </table:table-cell>
          <table:table-cell office:value-type="string">
            <text:p>Goblet</text:p>
          </table:table-cell>
          <table:table-cell office:value-type="string">
            <text:p>PS</text:p>
          </table:table-cell>
          <table:table-cell office:value-type="float" office:value="1000">
            <text:p>1000</text:p>
          </table:table-cell>
          <table:table-cell table:formula="of:=IF(OR(COUNTBLANK([.F9]);[.F9]=&quot;NaN&quot;);&quot;&quot;;[.F9]&amp;&quot;:polymer::acronym-&gt;rhoPinf&quot;)" office:value-type="string" office:string-value="PS:polymer::acronym-&gt;rhoPinf">
            <text:p>PS:polymer::acronym-&gt;rhoPinf</text:p>
          </table:table-cell>
          <table:table-cell table:formula="of:=([geometry.C9]*0.001)/([.G9]*[geometry.B9]*0.0001)" office:value-type="float" office:value="0.0123802740966061">
            <text:p>0.0124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3-(3,5-Di-tert-butyl-4-hydroxyphényl) propionate d'octadécyle' (cas=2082-79-3) for 2h à 70°C B </text:p>
          </table:table-cell>
        </table:table-row>
        <table:table-row table:style-name="ro4">
          <table:table-cell office:value-type="string">
            <text:p>PVCSauceLid</text:p>
          </table:table-cell>
          <table:table-cell table:number-columns-repeated="2"/>
          <table:table-cell office:value-type="string">
            <text:p>gras, acide</text:p>
          </table:table-cell>
          <table:table-cell office:value-type="string">
            <text:p>Lid</text:p>
          </table:table-cell>
          <table:table-cell office:value-type="string">
            <text:p>PVC</text:p>
          </table:table-cell>
          <table:table-cell office:value-type="float" office:value="920">
            <text:p>920</text:p>
          </table:table-cell>
          <table:table-cell table:formula="of:=IF(OR(COUNTBLANK([.F10]);[.F10]=&quot;NaN&quot;);&quot;&quot;;[.F10]&amp;&quot;:polymer::acronym-&gt;rhoPinf&quot;)" office:value-type="string" office:string-value="PVC:polymer::acronym-&gt;rhoPinf">
            <text:p>PVC:polymer::acronym-&gt;rhoPinf</text:p>
          </table:table-cell>
          <table:table-cell table:formula="of:=([geometry.C10]*0.001)/([.G10]*[geometry.B10]*0.0001)" office:value-type="float" office:value="0.389125246445989">
            <text:p>0.3891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1,1,3-Tris (2-méthyl-4-hydroxy-5-tert-butylphényl) butane' (cas=1843-03-4) for 30min à 121°C et 10j à 20°C B</text:p>
          </table:table-cell>
        </table:table-row>
        <table:table-row table:style-name="ro4">
          <table:table-cell office:value-type="string">
            <text:p>PVCSauceLid2</text:p>
          </table:table-cell>
          <table:table-cell table:style-name="ce7" office:value-type="string">
            <text:p>PVCSauceLid</text:p>
          </table:table-cell>
          <table:table-cell table:style-name="ce7"/>
          <table:table-cell/>
          <table:table-cell office:value-type="string">
            <text:p>Lid2</text:p>
          </table:table-cell>
          <table:table-cell office:value-type="string">
            <text:p>PVC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7" table:formula="of:=IF(COUNTBLANK(INDEX(parent;[.$A12]));&quot;&quot;;INDEX(parent;[.$A12]))">
            <text:p/>
          </table:table-cell>
          <table:table-cell table:style-name="ce7"/>
          <table:table-cell table:number-columns-repeated="5"/>
          <table:table-cell table:style-name="Default"/>
          <table:table-cell table:number-columns-repeated="4"/>
        </table:table-row>
      </table:table>
      <table:table table:name="sim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row table:style-name="ro6">
          <table:table-cell table:style-name="ce6" office:value-type="string">
            <text:p>id</text:p>
          </table:table-cell>
          <table:table-cell table:style-name="ce6" office:value-type="string">
            <text:p>parent</text:p>
          </table:table-cell>
          <table:table-cell table:style-name="ce6" office:value-type="string">
            <text:p>inherit</text:p>
          </table:table-cell>
          <table:table-cell table:style-name="ce6" office:value-type="string">
            <text:p>Kscale</text:p>
          </table:table-cell>
          <table:table-cell table:style-name="ce10" office:value-type="string">
            <text:p>t</text:p>
          </table:table-cell>
          <table:table-cell table:style-name="ce11" office:value-type="string">
            <text:p>lF</text:p>
          </table:table-cell>
          <table:table-cell table:style-name="ce12" office:value-type="string">
            <text:p>l1</text:p>
          </table:table-cell>
          <table:table-cell table:style-name="ce13" office:value-type="string">
            <text:p>SML</text:p>
          </table:table-cell>
          <table:table-cell table:style-name="ce14" office:value-type="string">
            <text:p>CP10</text:p>
          </table:table-cell>
          <table:table-cell table:style-name="ce6" office:value-type="string">
            <text:p>Bi</text:p>
          </table:table-cell>
          <table:table-cell table:style-name="ce15" office:value-type="string">
            <text:p>D1</text:p>
          </table:table-cell>
          <table:table-cell table:style-name="ce17" office:value-type="string">
            <text:p>KFP1</text:p>
          </table:table-cell>
        </table:table-row>
        <table:table-row table:style-name="ro6">
          <table:table-cell table:style-name="ce6" office:value-type="string">
            <text:p>(user code)</text:p>
          </table:table-cell>
          <table:table-cell table:style-name="ce2" table:number-columns-repeated="3"/>
          <table:table-cell table:style-name="ce10" office:value-type="string">
            <text:p>s</text:p>
          </table:table-cell>
          <table:table-cell table:style-name="ce11" office:value-type="string">
            <text:p>m</text:p>
          </table:table-cell>
          <table:table-cell table:style-name="ce12" office:value-type="string">
            <text:p>m</text:p>
          </table:table-cell>
          <table:table-cell table:style-name="ce13" office:value-type="string">
            <text:p>kg/m3</text:p>
          </table:table-cell>
          <table:table-cell table:style-name="ce14" office:value-type="string">
            <text:p>kg/m3</text:p>
          </table:table-cell>
          <table:table-cell table:style-name="ce6" office:value-type="string">
            <text:p>no unit</text:p>
          </table:table-cell>
          <table:table-cell table:style-name="ce16" office:value-type="string">
            <text:p>m2/s</text:p>
          </table:table-cell>
          <table:table-cell table:style-name="ce17" office:value-type="string">
            <text:p>(kg/m3)/(kg/m3)</text:p>
          </table:table-cell>
        </table:table-row>
        <table:table-row table:style-name="ro5">
          <table:table-cell table:formula="of:=[scenario.A2]" office:value-type="string" office:string-value="LDPEYogurtBottle">
            <text:p>LDPEYogurtBottle</text:p>
          </table:table-cell>
          <table:table-cell table:formula="of:=IF(OR(COUNTBLANK([scenario.B2]);[scenario.B2]=&quot;NaN&quot;);&quot;&quot;;[scenario.B2])">
            <text:p/>
          </table:table-cell>
          <table:table-cell table:formula="of:=IF(OR(COUNTBLANK([scenario.C2]);[scenario.C2]=&quot;NaN&quot;);&quot;&quot;;[scenario.C2])">
            <text:p/>
          </table:table-cell>
          <table:table-cell/>
          <table:table-cell table:formula="of:=&quot;(&quot;&amp;[.A3]&amp;&quot;:scenario::id-&gt;use:use::id-&gt;time)*(&quot;&amp;id&amp;&quot;:scenario::id-&gt;use:use::id-&gt;timeunit:time::timeunit-&gt;timesecond)&quot;" office:value-type="string" office:string-value="(LDPEYogurtBottle:scenario::id-&gt;use:use::id-&gt;time)*(LDPEYogurtBottle:scenario::id-&gt;use:use::id-&gt;timeunit:time::timeunit-&gt;timesecond)">
            <text:p>(LDPEYogurtBottle:scenario::id-&gt;use:use::id-&gt;time)*(LDPEYogurtBottle:scenario::id-&gt;use:use::id-&gt;timeunit:time::timeunit-&gt;timesecond)</text:p>
          </table:table-cell>
          <table:table-cell table:formula="of:=&quot;(&quot;&amp;id&amp;&quot;:scenario::id-&gt;lF)&quot;" office:value-type="string" office:string-value="(LDPEYogurtBottle:scenario::id-&gt;lF)">
            <text:p>(LDPEYogurtBottle:scenario::id-&gt;lF)</text:p>
          </table:table-cell>
          <table:table-cell table:formula="of:=&quot;(&quot;&amp;id&amp;&quot;:geometry::id-&gt;lP1)*0.01&quot;" office:value-type="string" office:string-value="(LDPEYogurtBottle:geometry::id-&gt;lP1)*0.01">
            <text:p>(LDPEYogurtBottle:geometry::id-&gt;lP1)*0.01</text:p>
          </table:table-cell>
          <table:table-cell table:formula="of:=&quot;(&quot;&amp;id&amp;&quot;:scenario::id-&gt;polymer:polymer::acronym-&gt;composition:substance::technologicalclass-&gt;SML)&quot;" office:value-type="string" office:string-value="(LDPEYogurtBottle:scenario::id-&gt;polymer:polymer::acronym-&gt;composition:substance::technologicalclass-&gt;SML)">
            <text:p>(LDPEYogurtBottle:scenario::id-&gt;polymer:polymer::acronym-&gt;composition:substance::technologicalclass-&gt;SML)</text:p>
          </table:table-cell>
          <table:table-cell table:formula="of:=&quot;(&quot;&amp;id&amp;&quot;:scenario::id-&gt;CP01)*(&quot;&amp;id&amp;&quot;:scenario::id-&gt;polymer:polymer::acronym-&gt;rhoPinf)*&quot;&amp;0.000001" office:value-type="string" office:string-value="(LDPEYogurtBottle:scenario::id-&gt;CP01)*(LDPEYogurtBottle:scenario::id-&gt;polymer:polymer::acronym-&gt;rhoPinf)*0.000001">
            <text:p>(LDPEYogurtBottle:scenario::id-&gt;CP01)*(LDPEYogurtBottle:scenario::id-&gt;polymer:polymer::acronym-&gt;rhoPinf)*0.000001</text:p>
          </table:table-cell>
          <table:table-cell table:formula="of:=[scenario.L2]" office:value-type="float" office:value="1000">
            <text:p>1000</text:p>
          </table:table-cell>
          <table:table-cell table:formula="of:=&quot;Dpiringer((&quot;&amp;id&amp;&quot;:scenario::id-&gt;polymer),(&quot;&amp;id&amp;&quot;:scenario::id-&gt;polymer:polymer::acronym-&gt;composition:substance::technologicalclass-&gt;M),(&quot;&amp;id&amp;&quot;:scenario::id-&gt;use:use::id-&gt;temperature))&quot;" office:value-type="string" office:string-value="Dpiringer((LDPEYogurtBottle:scenario::id-&gt;polymer),(LDPEYogurtBottle:scenario::id-&gt;polymer:polymer::acronym-&gt;composition:substance::technologicalclass-&gt;M),(LDPEYogurtBottle:scenario::id-&gt;use:use::id-&gt;temperature))">
            <text:p>Dpiringer((LDPEYogurtBottle:scenario::id-&gt;polymer),(LDPEYogurtBottle:scenario::id-&gt;polymer:polymer::acronym-&gt;composition:substance::technologicalclass-&gt;M),(LDPEYogurtBottle:scenario::id-&gt;use:use::id-&gt;temperature))</text:p>
          </table:table-cell>
          <table:table-cell table:formula="of:=[scenario.K2]" office:value-type="float" office:value="1">
            <text:p>1</text:p>
          </table:table-cell>
        </table:table-row>
        <table:table-row table:style-name="ro5">
          <table:table-cell table:formula="of:=[scenario.A3]" office:value-type="string" office:string-value="HDPEWaterCap">
            <text:p>HDPEWaterCap</text:p>
          </table:table-cell>
          <table:table-cell table:formula="of:=IF(OR(COUNTBLANK([scenario.B3]);[scenario.B3]=&quot;NaN&quot;);&quot;&quot;;[scenario.B3])">
            <text:p/>
          </table:table-cell>
          <table:table-cell table:formula="of:=IF(OR(COUNTBLANK([scenario.C3]);[scenario.C3]=&quot;NaN&quot;);&quot;&quot;;[scenario.C3])">
            <text:p/>
          </table:table-cell>
          <table:table-cell/>
          <table:table-cell table:formula="of:=&quot;(&quot;&amp;[.A4]&amp;&quot;:scenario::id-&gt;use:use::id-&gt;time)*(&quot;&amp;id&amp;&quot;:scenario::id-&gt;use:use::id-&gt;timeunit:time::timeunit-&gt;timesecond)&quot;" office:value-type="string" office:string-value="(HDPEWaterCap:scenario::id-&gt;use:use::id-&gt;time)*(HDPEWaterCap:scenario::id-&gt;use:use::id-&gt;timeunit:time::timeunit-&gt;timesecond)">
            <text:p>(HDPEWaterCap:scenario::id-&gt;use:use::id-&gt;time)*(HDPEWaterCap:scenario::id-&gt;use:use::id-&gt;timeunit:time::timeunit-&gt;timesecond)</text:p>
          </table:table-cell>
          <table:table-cell table:formula="of:=&quot;(&quot;&amp;id&amp;&quot;:scenario::id-&gt;lF)&quot;" office:value-type="string" office:string-value="(HDPEWaterCap:scenario::id-&gt;lF)">
            <text:p>(HDPEWaterCap:scenario::id-&gt;lF)</text:p>
          </table:table-cell>
          <table:table-cell table:formula="of:=&quot;(&quot;&amp;id&amp;&quot;:geometry::id-&gt;lP1)*0.01&quot;" office:value-type="string" office:string-value="(HDPEWaterCap:geometry::id-&gt;lP1)*0.01">
            <text:p>(HDPEWaterCap:geometry::id-&gt;lP1)*0.01</text:p>
          </table:table-cell>
          <table:table-cell table:formula="of:=&quot;(&quot;&amp;id&amp;&quot;:scenario::id-&gt;polymer:polymer::acronym-&gt;composition:substance::technologicalclass-&gt;SML)&quot;" office:value-type="string" office:string-value="(HDPEWaterCap:scenario::id-&gt;polymer:polymer::acronym-&gt;composition:substance::technologicalclass-&gt;SML)">
            <text:p>(HDPEWaterCap:scenario::id-&gt;polymer:polymer::acronym-&gt;composition:substance::technologicalclass-&gt;SML)</text:p>
          </table:table-cell>
          <table:table-cell table:formula="of:=&quot;(&quot;&amp;id&amp;&quot;:scenario::id-&gt;CP01)*(&quot;&amp;id&amp;&quot;:scenario::id-&gt;polymer:polymer::acronym-&gt;rhoPinf)*&quot;&amp;0.000001" office:value-type="string" office:string-value="(HDPEWaterCap:scenario::id-&gt;CP01)*(HDPEWaterCap:scenario::id-&gt;polymer:polymer::acronym-&gt;rhoPinf)*0.000001">
            <text:p>(HDPEWaterCap:scenario::id-&gt;CP01)*(HDPEWaterCap:scenario::id-&gt;polymer:polymer::acronym-&gt;rhoPinf)*0.000001</text:p>
          </table:table-cell>
          <table:table-cell table:formula="of:=[scenario.L3]" office:value-type="float" office:value="1000">
            <text:p>1000</text:p>
          </table:table-cell>
          <table:table-cell table:formula="of:=&quot;Dpiringer((&quot;&amp;id&amp;&quot;:scenario::id-&gt;polymer),(&quot;&amp;id&amp;&quot;:scenario::id-&gt;polymer:polymer::acronym-&gt;composition:substance::technologicalclass-&gt;M),(&quot;&amp;id&amp;&quot;:scenario::id-&gt;use:use::id-&gt;temperature))&quot;" office:value-type="string" office:string-value="Dpiringer((HDPEWaterCap:scenario::id-&gt;polymer),(HDPEWaterCap:scenario::id-&gt;polymer:polymer::acronym-&gt;composition:substance::technologicalclass-&gt;M),(HDPEWaterCap:scenario::id-&gt;use:use::id-&gt;temperature))">
            <text:p>Dpiringer((HDPEWaterCap:scenario::id-&gt;polymer),(HDPEWaterCap:scenario::id-&gt;polymer:polymer::acronym-&gt;composition:substance::technologicalclass-&gt;M),(HDPEWaterCap:scenario::id-&gt;use:use::id-&gt;temperature))</text:p>
          </table:table-cell>
          <table:table-cell table:formula="of:=[scenario.K3]" office:value-type="float" office:value="0.001">
            <text:p>0.001</text:p>
          </table:table-cell>
        </table:table-row>
        <table:table-row table:style-name="ro5">
          <table:table-cell table:formula="of:=[scenario.A4]" office:value-type="string" office:string-value="PPDrinkGoblet">
            <text:p>PPDrinkGoblet</text:p>
          </table:table-cell>
          <table:table-cell table:formula="of:=IF(OR(COUNTBLANK([scenario.B4]);[scenario.B4]=&quot;NaN&quot;);&quot;&quot;;[scenario.B4])">
            <text:p/>
          </table:table-cell>
          <table:table-cell table:formula="of:=IF(OR(COUNTBLANK([scenario.C4]);[scenario.C4]=&quot;NaN&quot;);&quot;&quot;;[scenario.C4])">
            <text:p/>
          </table:table-cell>
          <table:table-cell office:value-type="string">
            <text:p>[1;1e-3]</text:p>
          </table:table-cell>
          <table:table-cell table:formula="of:=&quot;(&quot;&amp;[.A5]&amp;&quot;:scenario::id-&gt;use:use::id-&gt;time)*(&quot;&amp;id&amp;&quot;:scenario::id-&gt;use:use::id-&gt;timeunit:time::timeunit-&gt;timesecond)&quot;" office:value-type="string" office:string-value="(PPDrinkGoblet:scenario::id-&gt;use:use::id-&gt;time)*(PPDrinkGoblet:scenario::id-&gt;use:use::id-&gt;timeunit:time::timeunit-&gt;timesecond)">
            <text:p>(PPDrinkGoblet:scenario::id-&gt;use:use::id-&gt;time)*(PPDrinkGoblet:scenario::id-&gt;use:use::id-&gt;timeunit:time::timeunit-&gt;timesecond)</text:p>
          </table:table-cell>
          <table:table-cell table:formula="of:=&quot;(&quot;&amp;id&amp;&quot;:scenario::id-&gt;lF)&quot;" office:value-type="string" office:string-value="(PPDrinkGoblet:scenario::id-&gt;lF)">
            <text:p>(PPDrinkGoblet:scenario::id-&gt;lF)</text:p>
          </table:table-cell>
          <table:table-cell table:formula="of:=&quot;(&quot;&amp;id&amp;&quot;:geometry::id-&gt;lP1)*0.01&quot;" office:value-type="string" office:string-value="(PPDrinkGoblet:geometry::id-&gt;lP1)*0.01">
            <text:p>(PPDrinkGoblet:geometry::id-&gt;lP1)*0.01</text:p>
          </table:table-cell>
          <table:table-cell table:formula="of:=&quot;(&quot;&amp;id&amp;&quot;:scenario::id-&gt;polymer:polymer::acronym-&gt;composition:substance::technologicalclass-&gt;SML)&quot;" office:value-type="string" office:string-value="(PPDrinkGoblet:scenario::id-&gt;polymer:polymer::acronym-&gt;composition:substance::technologicalclass-&gt;SML)">
            <text:p>(PPDrinkGoblet:scenario::id-&gt;polymer:polymer::acronym-&gt;composition:substance::technologicalclass-&gt;SML)</text:p>
          </table:table-cell>
          <table:table-cell table:formula="of:=&quot;(&quot;&amp;id&amp;&quot;:scenario::id-&gt;CP01)*(&quot;&amp;id&amp;&quot;:scenario::id-&gt;polymer:polymer::acronym-&gt;rhoPinf)*&quot;&amp;0.000001" office:value-type="string" office:string-value="(PPDrinkGoblet:scenario::id-&gt;CP01)*(PPDrinkGoblet:scenario::id-&gt;polymer:polymer::acronym-&gt;rhoPinf)*0.000001">
            <text:p>(PPDrinkGoblet:scenario::id-&gt;CP01)*(PPDrinkGoblet:scenario::id-&gt;polymer:polymer::acronym-&gt;rhoPinf)*0.000001</text:p>
          </table:table-cell>
          <table:table-cell table:formula="of:=[scenario.L4]" office:value-type="float" office:value="1000">
            <text:p>1000</text:p>
          </table:table-cell>
          <table:table-cell table:formula="of:=&quot;Dpiringer((&quot;&amp;id&amp;&quot;:scenario::id-&gt;polymer),(&quot;&amp;id&amp;&quot;:scenario::id-&gt;polymer:polymer::acronym-&gt;composition:substance::technologicalclass-&gt;M),(&quot;&amp;id&amp;&quot;:scenario::id-&gt;use:use::id-&gt;temperature))&quot;" office:value-type="string" office:string-value="Dpiringer((PPDrinkGoblet:scenario::id-&gt;polymer),(PPDrinkGoblet:scenario::id-&gt;polymer:polymer::acronym-&gt;composition:substance::technologicalclass-&gt;M),(PPDrinkGoblet:scenario::id-&gt;use:use::id-&gt;temperature))">
            <text:p>Dpiringer((PPDrinkGoblet:scenario::id-&gt;polymer),(PPDrinkGoblet:scenario::id-&gt;polymer:polymer::acronym-&gt;composition:substance::technologicalclass-&gt;M),(PPDrinkGoblet:scenario::id-&gt;use:use::id-&gt;temperature))</text:p>
          </table:table-cell>
          <table:table-cell table:formula="of:=[scenario.K4]" office:value-type="float" office:value="1">
            <text:p>1</text:p>
          </table:table-cell>
        </table:table-row>
        <table:table-row table:style-name="ro5">
          <table:table-cell table:formula="of:=[scenario.A5]" office:value-type="string" office:string-value="PPButterContainer">
            <text:p>PPButterContainer</text:p>
          </table:table-cell>
          <table:table-cell table:formula="of:=IF(OR(COUNTBLANK([scenario.B5]);[scenario.B5]=&quot;NaN&quot;);&quot;&quot;;[scenario.B5])">
            <text:p/>
          </table:table-cell>
          <table:table-cell table:formula="of:=IF(OR(COUNTBLANK([scenario.C5]);[scenario.C5]=&quot;NaN&quot;);&quot;&quot;;[scenario.C5])">
            <text:p/>
          </table:table-cell>
          <table:table-cell/>
          <table:table-cell table:formula="of:=&quot;(&quot;&amp;[.A6]&amp;&quot;:scenario::id-&gt;use:use::id-&gt;time)*(&quot;&amp;id&amp;&quot;:scenario::id-&gt;use:use::id-&gt;timeunit:time::timeunit-&gt;timesecond)&quot;" office:value-type="string" office:string-value="(PPButterContainer:scenario::id-&gt;use:use::id-&gt;time)*(PPButterContainer:scenario::id-&gt;use:use::id-&gt;timeunit:time::timeunit-&gt;timesecond)">
            <text:p>(PPButterContainer:scenario::id-&gt;use:use::id-&gt;time)*(PPButterContainer:scenario::id-&gt;use:use::id-&gt;timeunit:time::timeunit-&gt;timesecond)</text:p>
          </table:table-cell>
          <table:table-cell table:formula="of:=&quot;(&quot;&amp;id&amp;&quot;:scenario::id-&gt;lF)&quot;" office:value-type="string" office:string-value="(PPButterContainer:scenario::id-&gt;lF)">
            <text:p>(PPButterContainer:scenario::id-&gt;lF)</text:p>
          </table:table-cell>
          <table:table-cell table:formula="of:=&quot;(&quot;&amp;id&amp;&quot;:geometry::id-&gt;lP1)*0.01&quot;" office:value-type="string" office:string-value="(PPButterContainer:geometry::id-&gt;lP1)*0.01">
            <text:p>(PPButterContainer:geometry::id-&gt;lP1)*0.01</text:p>
          </table:table-cell>
          <table:table-cell table:formula="of:=&quot;(&quot;&amp;id&amp;&quot;:scenario::id-&gt;polymer:polymer::acronym-&gt;composition:substance::technologicalclass-&gt;SML)&quot;" office:value-type="string" office:string-value="(PPButterContainer:scenario::id-&gt;polymer:polymer::acronym-&gt;composition:substance::technologicalclass-&gt;SML)">
            <text:p>(PPButterContainer:scenario::id-&gt;polymer:polymer::acronym-&gt;composition:substance::technologicalclass-&gt;SML)</text:p>
          </table:table-cell>
          <table:table-cell table:formula="of:=&quot;(&quot;&amp;id&amp;&quot;:scenario::id-&gt;CP01)*(&quot;&amp;id&amp;&quot;:scenario::id-&gt;polymer:polymer::acronym-&gt;rhoPinf)*&quot;&amp;0.000001" office:value-type="string" office:string-value="(PPButterContainer:scenario::id-&gt;CP01)*(PPButterContainer:scenario::id-&gt;polymer:polymer::acronym-&gt;rhoPinf)*0.000001">
            <text:p>(PPButterContainer:scenario::id-&gt;CP01)*(PPButterContainer:scenario::id-&gt;polymer:polymer::acronym-&gt;rhoPinf)*0.000001</text:p>
          </table:table-cell>
          <table:table-cell table:formula="of:=[scenario.L5]" office:value-type="float" office:value="1000">
            <text:p>1000</text:p>
          </table:table-cell>
          <table:table-cell table:formula="of:=&quot;Dpiringer((&quot;&amp;id&amp;&quot;:scenario::id-&gt;polymer),(&quot;&amp;id&amp;&quot;:scenario::id-&gt;polymer:polymer::acronym-&gt;composition:substance::technologicalclass-&gt;M),(&quot;&amp;id&amp;&quot;:scenario::id-&gt;use:use::id-&gt;temperature))&quot;" office:value-type="string" office:string-value="Dpiringer((PPButterContainer:scenario::id-&gt;polymer),(PPButterContainer:scenario::id-&gt;polymer:polymer::acronym-&gt;composition:substance::technologicalclass-&gt;M),(PPButterContainer:scenario::id-&gt;use:use::id-&gt;temperature))">
            <text:p>Dpiringer((PPButterContainer:scenario::id-&gt;polymer),(PPButterContainer:scenario::id-&gt;polymer:polymer::acronym-&gt;composition:substance::technologicalclass-&gt;M),(PPButterContainer:scenario::id-&gt;use:use::id-&gt;temperature))</text:p>
          </table:table-cell>
          <table:table-cell table:formula="of:=[scenario.K5]" office:value-type="float" office:value="1">
            <text:p>1</text:p>
          </table:table-cell>
        </table:table-row>
        <table:table-row table:style-name="ro5">
          <table:table-cell table:formula="of:=[scenario.A6]" office:value-type="string" office:string-value="PPCreamPot">
            <text:p>PPCreamPot</text:p>
          </table:table-cell>
          <table:table-cell table:formula="of:=IF(OR(COUNTBLANK([scenario.B6]);[scenario.B6]=&quot;NaN&quot;);&quot;&quot;;[scenario.B6])">
            <text:p/>
          </table:table-cell>
          <table:table-cell table:formula="of:=IF(OR(COUNTBLANK([scenario.C6]);[scenario.C6]=&quot;NaN&quot;);&quot;&quot;;[scenario.C6])">
            <text:p/>
          </table:table-cell>
          <table:table-cell office:value-type="string">
            <text:p>[1;1e-3]</text:p>
          </table:table-cell>
          <table:table-cell table:formula="of:=&quot;(&quot;&amp;[.A7]&amp;&quot;:scenario::id-&gt;use:use::id-&gt;time)*(&quot;&amp;id&amp;&quot;:scenario::id-&gt;use:use::id-&gt;timeunit:time::timeunit-&gt;timesecond)&quot;" office:value-type="string" office:string-value="(PPCreamPot:scenario::id-&gt;use:use::id-&gt;time)*(PPCreamPot:scenario::id-&gt;use:use::id-&gt;timeunit:time::timeunit-&gt;timesecond)">
            <text:p>(PPCreamPot:scenario::id-&gt;use:use::id-&gt;time)*(PPCreamPot:scenario::id-&gt;use:use::id-&gt;timeunit:time::timeunit-&gt;timesecond)</text:p>
          </table:table-cell>
          <table:table-cell table:formula="of:=&quot;(&quot;&amp;id&amp;&quot;:scenario::id-&gt;lF)&quot;" office:value-type="string" office:string-value="(PPCreamPot:scenario::id-&gt;lF)">
            <text:p>(PPCreamPot:scenario::id-&gt;lF)</text:p>
          </table:table-cell>
          <table:table-cell table:formula="of:=&quot;(&quot;&amp;id&amp;&quot;:geometry::id-&gt;lP1)*0.01&quot;" office:value-type="string" office:string-value="(PPCreamPot:geometry::id-&gt;lP1)*0.01">
            <text:p>(PPCreamPot:geometry::id-&gt;lP1)*0.01</text:p>
          </table:table-cell>
          <table:table-cell table:formula="of:=&quot;(&quot;&amp;id&amp;&quot;:scenario::id-&gt;polymer:polymer::acronym-&gt;composition:substance::technologicalclass-&gt;SML)&quot;" office:value-type="string" office:string-value="(PPCreamPot:scenario::id-&gt;polymer:polymer::acronym-&gt;composition:substance::technologicalclass-&gt;SML)">
            <text:p>(PPCreamPot:scenario::id-&gt;polymer:polymer::acronym-&gt;composition:substance::technologicalclass-&gt;SML)</text:p>
          </table:table-cell>
          <table:table-cell table:formula="of:=&quot;(&quot;&amp;id&amp;&quot;:scenario::id-&gt;CP01)*(&quot;&amp;id&amp;&quot;:scenario::id-&gt;polymer:polymer::acronym-&gt;rhoPinf)*&quot;&amp;0.000001" office:value-type="string" office:string-value="(PPCreamPot:scenario::id-&gt;CP01)*(PPCreamPot:scenario::id-&gt;polymer:polymer::acronym-&gt;rhoPinf)*0.000001">
            <text:p>(PPCreamPot:scenario::id-&gt;CP01)*(PPCreamPot:scenario::id-&gt;polymer:polymer::acronym-&gt;rhoPinf)*0.000001</text:p>
          </table:table-cell>
          <table:table-cell table:formula="of:=[scenario.L6]" office:value-type="float" office:value="1000">
            <text:p>1000</text:p>
          </table:table-cell>
          <table:table-cell table:formula="of:=&quot;Dpiringer((&quot;&amp;id&amp;&quot;:scenario::id-&gt;polymer),(&quot;&amp;id&amp;&quot;:scenario::id-&gt;polymer:polymer::acronym-&gt;composition:substance::technologicalclass-&gt;M),(&quot;&amp;id&amp;&quot;:scenario::id-&gt;use:use::id-&gt;temperature))&quot;" office:value-type="string" office:string-value="Dpiringer((PPCreamPot:scenario::id-&gt;polymer),(PPCreamPot:scenario::id-&gt;polymer:polymer::acronym-&gt;composition:substance::technologicalclass-&gt;M),(PPCreamPot:scenario::id-&gt;use:use::id-&gt;temperature))">
            <text:p>Dpiringer((PPCreamPot:scenario::id-&gt;polymer),(PPCreamPot:scenario::id-&gt;polymer:polymer::acronym-&gt;composition:substance::technologicalclass-&gt;M),(PPCreamPot:scenario::id-&gt;use:use::id-&gt;temperature))</text:p>
          </table:table-cell>
          <table:table-cell table:formula="of:=[scenario.K6]" office:value-type="float" office:value="1">
            <text:p>1</text:p>
          </table:table-cell>
        </table:table-row>
        <table:table-row table:style-name="ro5">
          <table:table-cell table:formula="of:=[scenario.A7]" office:value-type="string" office:string-value="PPDrinkStraw">
            <text:p>PPDrinkStraw</text:p>
          </table:table-cell>
          <table:table-cell table:formula="of:=IF(OR(COUNTBLANK([scenario.B7]);[scenario.B7]=&quot;NaN&quot;);&quot;&quot;;[scenario.B7])">
            <text:p/>
          </table:table-cell>
          <table:table-cell table:formula="of:=IF(OR(COUNTBLANK([scenario.C7]);[scenario.C7]=&quot;NaN&quot;);&quot;&quot;;[scenario.C7])">
            <text:p/>
          </table:table-cell>
          <table:table-cell office:value-type="string">
            <text:p>[1;1e-3]</text:p>
          </table:table-cell>
          <table:table-cell table:formula="of:=&quot;(&quot;&amp;[.A8]&amp;&quot;:scenario::id-&gt;use:use::id-&gt;time)*(&quot;&amp;id&amp;&quot;:scenario::id-&gt;use:use::id-&gt;timeunit:time::timeunit-&gt;timesecond)&quot;" office:value-type="string" office:string-value="(PPDrinkStraw:scenario::id-&gt;use:use::id-&gt;time)*(PPDrinkStraw:scenario::id-&gt;use:use::id-&gt;timeunit:time::timeunit-&gt;timesecond)">
            <text:p>(PPDrinkStraw:scenario::id-&gt;use:use::id-&gt;time)*(PPDrinkStraw:scenario::id-&gt;use:use::id-&gt;timeunit:time::timeunit-&gt;timesecond)</text:p>
          </table:table-cell>
          <table:table-cell table:formula="of:=&quot;(&quot;&amp;id&amp;&quot;:scenario::id-&gt;lF)&quot;" office:value-type="string" office:string-value="(PPDrinkStraw:scenario::id-&gt;lF)">
            <text:p>(PPDrinkStraw:scenario::id-&gt;lF)</text:p>
          </table:table-cell>
          <table:table-cell table:formula="of:=&quot;(&quot;&amp;id&amp;&quot;:geometry::id-&gt;lP1)*0.01&quot;" office:value-type="string" office:string-value="(PPDrinkStraw:geometry::id-&gt;lP1)*0.01">
            <text:p>(PPDrinkStraw:geometry::id-&gt;lP1)*0.01</text:p>
          </table:table-cell>
          <table:table-cell table:formula="of:=&quot;(&quot;&amp;id&amp;&quot;:scenario::id-&gt;polymer:polymer::acronym-&gt;composition:substance::technologicalclass-&gt;SML)&quot;" office:value-type="string" office:string-value="(PPDrinkStraw:scenario::id-&gt;polymer:polymer::acronym-&gt;composition:substance::technologicalclass-&gt;SML)">
            <text:p>(PPDrinkStraw:scenario::id-&gt;polymer:polymer::acronym-&gt;composition:substance::technologicalclass-&gt;SML)</text:p>
          </table:table-cell>
          <table:table-cell table:formula="of:=&quot;(&quot;&amp;id&amp;&quot;:scenario::id-&gt;CP01)*(&quot;&amp;id&amp;&quot;:scenario::id-&gt;polymer:polymer::acronym-&gt;rhoPinf)*&quot;&amp;0.000001" office:value-type="string" office:string-value="(PPDrinkStraw:scenario::id-&gt;CP01)*(PPDrinkStraw:scenario::id-&gt;polymer:polymer::acronym-&gt;rhoPinf)*0.000001">
            <text:p>(PPDrinkStraw:scenario::id-&gt;CP01)*(PPDrinkStraw:scenario::id-&gt;polymer:polymer::acronym-&gt;rhoPinf)*0.000001</text:p>
          </table:table-cell>
          <table:table-cell table:formula="of:=[scenario.L7]" office:value-type="float" office:value="1000">
            <text:p>1000</text:p>
          </table:table-cell>
          <table:table-cell table:formula="of:=&quot;Dpiringer((&quot;&amp;id&amp;&quot;:scenario::id-&gt;polymer),(&quot;&amp;id&amp;&quot;:scenario::id-&gt;polymer:polymer::acronym-&gt;composition:substance::technologicalclass-&gt;M),(&quot;&amp;id&amp;&quot;:scenario::id-&gt;use:use::id-&gt;temperature))&quot;" office:value-type="string" office:string-value="Dpiringer((PPDrinkStraw:scenario::id-&gt;polymer),(PPDrinkStraw:scenario::id-&gt;polymer:polymer::acronym-&gt;composition:substance::technologicalclass-&gt;M),(PPDrinkStraw:scenario::id-&gt;use:use::id-&gt;temperature))">
            <text:p>Dpiringer((PPDrinkStraw:scenario::id-&gt;polymer),(PPDrinkStraw:scenario::id-&gt;polymer:polymer::acronym-&gt;composition:substance::technologicalclass-&gt;M),(PPDrinkStraw:scenario::id-&gt;use:use::id-&gt;temperature))</text:p>
          </table:table-cell>
          <table:table-cell table:formula="of:=[scenario.K7]" office:value-type="float" office:value="1">
            <text:p>1</text:p>
          </table:table-cell>
        </table:table-row>
        <table:table-row table:style-name="ro5">
          <table:table-cell table:formula="of:=[scenario.A8]" office:value-type="string" office:string-value="PSYogurtPot">
            <text:p>PSYogurtPot</text:p>
          </table:table-cell>
          <table:table-cell table:formula="of:=IF(OR(COUNTBLANK([scenario.B8]);[scenario.B8]=&quot;NaN&quot;);&quot;&quot;;[scenario.B8])">
            <text:p/>
          </table:table-cell>
          <table:table-cell table:formula="of:=IF(OR(COUNTBLANK([scenario.C8]);[scenario.C8]=&quot;NaN&quot;);&quot;&quot;;[scenario.C8])">
            <text:p/>
          </table:table-cell>
          <table:table-cell/>
          <table:table-cell table:formula="of:=&quot;(&quot;&amp;[.A9]&amp;&quot;:scenario::id-&gt;use:use::id-&gt;time)*(&quot;&amp;id&amp;&quot;:scenario::id-&gt;use:use::id-&gt;timeunit:time::timeunit-&gt;timesecond)&quot;" office:value-type="string" office:string-value="(PSYogurtPot:scenario::id-&gt;use:use::id-&gt;time)*(PSYogurtPot:scenario::id-&gt;use:use::id-&gt;timeunit:time::timeunit-&gt;timesecond)">
            <text:p>(PSYogurtPot:scenario::id-&gt;use:use::id-&gt;time)*(PSYogurtPot:scenario::id-&gt;use:use::id-&gt;timeunit:time::timeunit-&gt;timesecond)</text:p>
          </table:table-cell>
          <table:table-cell table:formula="of:=&quot;(&quot;&amp;id&amp;&quot;:scenario::id-&gt;lF)&quot;" office:value-type="string" office:string-value="(PSYogurtPot:scenario::id-&gt;lF)">
            <text:p>(PSYogurtPot:scenario::id-&gt;lF)</text:p>
          </table:table-cell>
          <table:table-cell table:formula="of:=&quot;(&quot;&amp;id&amp;&quot;:geometry::id-&gt;lP1)*0.01&quot;" office:value-type="string" office:string-value="(PSYogurtPot:geometry::id-&gt;lP1)*0.01">
            <text:p>(PSYogurtPot:geometry::id-&gt;lP1)*0.01</text:p>
          </table:table-cell>
          <table:table-cell table:formula="of:=&quot;(&quot;&amp;id&amp;&quot;:scenario::id-&gt;polymer:polymer::acronym-&gt;composition:substance::technologicalclass-&gt;SML)&quot;" office:value-type="string" office:string-value="(PSYogurtPot:scenario::id-&gt;polymer:polymer::acronym-&gt;composition:substance::technologicalclass-&gt;SML)">
            <text:p>(PSYogurtPot:scenario::id-&gt;polymer:polymer::acronym-&gt;composition:substance::technologicalclass-&gt;SML)</text:p>
          </table:table-cell>
          <table:table-cell table:formula="of:=&quot;(&quot;&amp;id&amp;&quot;:scenario::id-&gt;CP01)*(&quot;&amp;id&amp;&quot;:scenario::id-&gt;polymer:polymer::acronym-&gt;rhoPinf)*&quot;&amp;0.000001" office:value-type="string" office:string-value="(PSYogurtPot:scenario::id-&gt;CP01)*(PSYogurtPot:scenario::id-&gt;polymer:polymer::acronym-&gt;rhoPinf)*0.000001">
            <text:p>(PSYogurtPot:scenario::id-&gt;CP01)*(PSYogurtPot:scenario::id-&gt;polymer:polymer::acronym-&gt;rhoPinf)*0.000001</text:p>
          </table:table-cell>
          <table:table-cell table:formula="of:=[scenario.L8]" office:value-type="float" office:value="1000">
            <text:p>1000</text:p>
          </table:table-cell>
          <table:table-cell table:formula="of:=&quot;Dpiringer((&quot;&amp;id&amp;&quot;:scenario::id-&gt;polymer),(&quot;&amp;id&amp;&quot;:scenario::id-&gt;polymer:polymer::acronym-&gt;composition:substance::technologicalclass-&gt;M),(&quot;&amp;id&amp;&quot;:scenario::id-&gt;use:use::id-&gt;temperature))&quot;" office:value-type="string" office:string-value="Dpiringer((PSYogurtPot:scenario::id-&gt;polymer),(PSYogurtPot:scenario::id-&gt;polymer:polymer::acronym-&gt;composition:substance::technologicalclass-&gt;M),(PSYogurtPot:scenario::id-&gt;use:use::id-&gt;temperature))">
            <text:p>Dpiringer((PSYogurtPot:scenario::id-&gt;polymer),(PSYogurtPot:scenario::id-&gt;polymer:polymer::acronym-&gt;composition:substance::technologicalclass-&gt;M),(PSYogurtPot:scenario::id-&gt;use:use::id-&gt;temperature))</text:p>
          </table:table-cell>
          <table:table-cell table:formula="of:=[scenario.K8]" office:value-type="float" office:value="1">
            <text:p>1</text:p>
          </table:table-cell>
        </table:table-row>
        <table:table-row table:style-name="ro5">
          <table:table-cell table:formula="of:=[scenario.A9]" office:value-type="string" office:string-value="PSDrinkGoblet">
            <text:p>PSDrinkGoblet</text:p>
          </table:table-cell>
          <table:table-cell table:formula="of:=IF(OR(COUNTBLANK([scenario.B9]);[scenario.B9]=&quot;NaN&quot;);&quot;&quot;;[scenario.B9])">
            <text:p/>
          </table:table-cell>
          <table:table-cell table:formula="of:=IF(OR(COUNTBLANK([scenario.C9]);[scenario.C9]=&quot;NaN&quot;);&quot;&quot;;[scenario.C9])">
            <text:p/>
          </table:table-cell>
          <table:table-cell/>
          <table:table-cell table:formula="of:=&quot;(&quot;&amp;[.A10]&amp;&quot;:scenario::id-&gt;use:use::id-&gt;time)*(&quot;&amp;id&amp;&quot;:scenario::id-&gt;use:use::id-&gt;timeunit:time::timeunit-&gt;timesecond)&quot;" office:value-type="string" office:string-value="(PSDrinkGoblet:scenario::id-&gt;use:use::id-&gt;time)*(PSDrinkGoblet:scenario::id-&gt;use:use::id-&gt;timeunit:time::timeunit-&gt;timesecond)">
            <text:p>(PSDrinkGoblet:scenario::id-&gt;use:use::id-&gt;time)*(PSDrinkGoblet:scenario::id-&gt;use:use::id-&gt;timeunit:time::timeunit-&gt;timesecond)</text:p>
          </table:table-cell>
          <table:table-cell table:formula="of:=&quot;(&quot;&amp;id&amp;&quot;:scenario::id-&gt;lF)&quot;" office:value-type="string" office:string-value="(PSDrinkGoblet:scenario::id-&gt;lF)">
            <text:p>(PSDrinkGoblet:scenario::id-&gt;lF)</text:p>
          </table:table-cell>
          <table:table-cell table:formula="of:=&quot;(&quot;&amp;id&amp;&quot;:geometry::id-&gt;lP1)*0.01&quot;" office:value-type="string" office:string-value="(PSDrinkGoblet:geometry::id-&gt;lP1)*0.01">
            <text:p>(PSDrinkGoblet:geometry::id-&gt;lP1)*0.01</text:p>
          </table:table-cell>
          <table:table-cell table:formula="of:=&quot;(&quot;&amp;id&amp;&quot;:scenario::id-&gt;polymer:polymer::acronym-&gt;composition:substance::technologicalclass-&gt;SML)&quot;" office:value-type="string" office:string-value="(PSDrinkGoblet:scenario::id-&gt;polymer:polymer::acronym-&gt;composition:substance::technologicalclass-&gt;SML)">
            <text:p>(PSDrinkGoblet:scenario::id-&gt;polymer:polymer::acronym-&gt;composition:substance::technologicalclass-&gt;SML)</text:p>
          </table:table-cell>
          <table:table-cell table:formula="of:=&quot;(&quot;&amp;id&amp;&quot;:scenario::id-&gt;CP01)*(&quot;&amp;id&amp;&quot;:scenario::id-&gt;polymer:polymer::acronym-&gt;rhoPinf)*&quot;&amp;0.000001" office:value-type="string" office:string-value="(PSDrinkGoblet:scenario::id-&gt;CP01)*(PSDrinkGoblet:scenario::id-&gt;polymer:polymer::acronym-&gt;rhoPinf)*0.000001">
            <text:p>(PSDrinkGoblet:scenario::id-&gt;CP01)*(PSDrinkGoblet:scenario::id-&gt;polymer:polymer::acronym-&gt;rhoPinf)*0.000001</text:p>
          </table:table-cell>
          <table:table-cell table:formula="of:=[scenario.L9]" office:value-type="float" office:value="1000">
            <text:p>1000</text:p>
          </table:table-cell>
          <table:table-cell table:formula="of:=&quot;Dpiringer((&quot;&amp;id&amp;&quot;:scenario::id-&gt;polymer),(&quot;&amp;id&amp;&quot;:scenario::id-&gt;polymer:polymer::acronym-&gt;composition:substance::technologicalclass-&gt;M),(&quot;&amp;id&amp;&quot;:scenario::id-&gt;use:use::id-&gt;temperature))&quot;" office:value-type="string" office:string-value="Dpiringer((PSDrinkGoblet:scenario::id-&gt;polymer),(PSDrinkGoblet:scenario::id-&gt;polymer:polymer::acronym-&gt;composition:substance::technologicalclass-&gt;M),(PSDrinkGoblet:scenario::id-&gt;use:use::id-&gt;temperature))">
            <text:p>Dpiringer((PSDrinkGoblet:scenario::id-&gt;polymer),(PSDrinkGoblet:scenario::id-&gt;polymer:polymer::acronym-&gt;composition:substance::technologicalclass-&gt;M),(PSDrinkGoblet:scenario::id-&gt;use:use::id-&gt;temperature))</text:p>
          </table:table-cell>
          <table:table-cell table:formula="of:=[scenario.K9]" office:value-type="float" office:value="1">
            <text:p>1</text:p>
          </table:table-cell>
        </table:table-row>
        <table:table-row table:style-name="ro5">
          <table:table-cell table:formula="of:=[scenario.A10]" office:value-type="string" office:string-value="PVCSauceLid">
            <text:p>PVCSauceLid</text:p>
          </table:table-cell>
          <table:table-cell table:formula="of:=IF(OR(COUNTBLANK([scenario.B10]);[scenario.B10]=&quot;NaN&quot;);&quot;&quot;;[scenario.B10])">
            <text:p/>
          </table:table-cell>
          <table:table-cell table:formula="of:=IF(OR(COUNTBLANK([scenario.C10]);[scenario.C10]=&quot;NaN&quot;);&quot;&quot;;[scenario.C10])">
            <text:p/>
          </table:table-cell>
          <table:table-cell office:value-type="string">
            <text:p>[1;1e-3]</text:p>
          </table:table-cell>
          <table:table-cell table:formula="of:=&quot;(&quot;&amp;[.A11]&amp;&quot;:scenario::id-&gt;use:use::id-&gt;time)*(&quot;&amp;id&amp;&quot;:scenario::id-&gt;use:use::id-&gt;timeunit:time::timeunit-&gt;timesecond)&quot;" office:value-type="string" office:string-value="(PVCSauceLid:scenario::id-&gt;use:use::id-&gt;time)*(PVCSauceLid:scenario::id-&gt;use:use::id-&gt;timeunit:time::timeunit-&gt;timesecond)">
            <text:p>(PVCSauceLid:scenario::id-&gt;use:use::id-&gt;time)*(PVCSauceLid:scenario::id-&gt;use:use::id-&gt;timeunit:time::timeunit-&gt;timesecond)</text:p>
          </table:table-cell>
          <table:table-cell table:formula="of:=&quot;(&quot;&amp;id&amp;&quot;:scenario::id-&gt;lF)&quot;" office:value-type="string" office:string-value="(PVCSauceLid:scenario::id-&gt;lF)">
            <text:p>(PVCSauceLid:scenario::id-&gt;lF)</text:p>
          </table:table-cell>
          <table:table-cell table:formula="of:=&quot;(&quot;&amp;id&amp;&quot;:geometry::id-&gt;lP1)*0.01&quot;" office:value-type="string" office:string-value="(PVCSauceLid:geometry::id-&gt;lP1)*0.01">
            <text:p>(PVCSauceLid:geometry::id-&gt;lP1)*0.01</text:p>
          </table:table-cell>
          <table:table-cell table:formula="of:=&quot;(&quot;&amp;id&amp;&quot;:scenario::id-&gt;polymer:polymer::acronym-&gt;composition:substance::technologicalclass-&gt;SML)&quot;" office:value-type="string" office:string-value="(PVCSauceLid:scenario::id-&gt;polymer:polymer::acronym-&gt;composition:substance::technologicalclass-&gt;SML)">
            <text:p>(PVCSauceLid:scenario::id-&gt;polymer:polymer::acronym-&gt;composition:substance::technologicalclass-&gt;SML)</text:p>
          </table:table-cell>
          <table:table-cell table:formula="of:=&quot;(&quot;&amp;id&amp;&quot;:scenario::id-&gt;CP01)*(&quot;&amp;id&amp;&quot;:scenario::id-&gt;polymer:polymer::acronym-&gt;rhoPinf)*&quot;&amp;0.000001" office:value-type="string" office:string-value="(PVCSauceLid:scenario::id-&gt;CP01)*(PVCSauceLid:scenario::id-&gt;polymer:polymer::acronym-&gt;rhoPinf)*0.000001">
            <text:p>(PVCSauceLid:scenario::id-&gt;CP01)*(PVCSauceLid:scenario::id-&gt;polymer:polymer::acronym-&gt;rhoPinf)*0.000001</text:p>
          </table:table-cell>
          <table:table-cell table:formula="of:=[scenario.L10]" office:value-type="float" office:value="1000">
            <text:p>1000</text:p>
          </table:table-cell>
          <table:table-cell table:formula="of:=&quot;Dpiringer((&quot;&amp;id&amp;&quot;:scenario::id-&gt;polymer),(&quot;&amp;id&amp;&quot;:scenario::id-&gt;polymer:polymer::acronym-&gt;composition:substance::technologicalclass-&gt;M),(&quot;&amp;id&amp;&quot;:scenario::id-&gt;use:use::id-&gt;temperature))&quot;" office:value-type="string" office:string-value="Dpiringer((PVCSauceLid:scenario::id-&gt;polymer),(PVCSauceLid:scenario::id-&gt;polymer:polymer::acronym-&gt;composition:substance::technologicalclass-&gt;M),(PVCSauceLid:scenario::id-&gt;use:use::id-&gt;temperature))">
            <text:p>Dpiringer((PVCSauceLid:scenario::id-&gt;polymer),(PVCSauceLid:scenario::id-&gt;polymer:polymer::acronym-&gt;composition:substance::technologicalclass-&gt;M),(PVCSauceLid:scenario::id-&gt;use:use::id-&gt;temperature))</text:p>
          </table:table-cell>
          <table:table-cell table:formula="of:=[scenario.K10]" office:value-type="float" office:value="1">
            <text:p>1</text:p>
          </table:table-cell>
        </table:table-row>
        <table:table-row table:style-name="ro5">
          <table:table-cell table:formula="of:=[scenario.A11]" office:value-type="string" office:string-value="PVCSauceLid2">
            <text:p>PVCSauceLid2</text:p>
          </table:table-cell>
          <table:table-cell table:formula="of:=IF(OR(COUNTBLANK([scenario.B11]);[scenario.B11]=&quot;NaN&quot;);&quot;&quot;;[scenario.B11])" office:value-type="string" office:string-value="PVCSauceLid">
            <text:p>PVCSauceLid</text:p>
          </table:table-cell>
          <table:table-cell table:formula="of:=IF(OR(COUNTBLANK([scenario.C11]);[scenario.C11]=&quot;NaN&quot;);&quot;&quot;;[scenario.C11])">
            <text:p/>
          </table:table-cell>
          <table:table-cell table:style-name="Default"/>
          <table:table-cell table:formula="of:=&quot;(&quot;&amp;[.A12]&amp;&quot;:scenario::id-&gt;use:use::id-&gt;time)*(&quot;&amp;id&amp;&quot;:scenario::id-&gt;use:use::id-&gt;timeunit:time::timeunit-&gt;timesecond)&quot;" office:value-type="string" office:string-value="(PVCSauceLid2:scenario::id-&gt;use:use::id-&gt;time)*(PVCSauceLid2:scenario::id-&gt;use:use::id-&gt;timeunit:time::timeunit-&gt;timesecond)">
            <text:p>(PVCSauceLid2:scenario::id-&gt;use:use::id-&gt;time)*(PVCSauceLid2:scenario::id-&gt;use:use::id-&gt;timeunit:time::timeunit-&gt;timesecond)</text:p>
          </table:table-cell>
          <table:table-cell table:number-columns-repeated="5"/>
          <table:table-cell table:formula="of:=&quot;Dpiringer((&quot;&amp;id&amp;&quot;:scenario::id-&gt;polymer),(&quot;&amp;id&amp;&quot;:scenario::id-&gt;polymer:polymer::acronym-&gt;composition:substance::technologicalclass-&gt;M),(&quot;&amp;id&amp;&quot;:scenario::id-&gt;use:use::id-&gt;temperature))&quot;" office:value-type="string" office:string-value="Dpiringer((PVCSauceLid2:scenario::id-&gt;polymer),(PVCSauceLid2:scenario::id-&gt;polymer:polymer::acronym-&gt;composition:substance::technologicalclass-&gt;M),(PVCSauceLid2:scenario::id-&gt;use:use::id-&gt;temperature))">
            <text:p>Dpiringer((PVCSauceLid2:scenario::id-&gt;polymer),(PVCSauceLid2:scenario::id-&gt;polymer:polymer::acronym-&gt;composition:substance::technologicalclass-&gt;M),(PVCSauceLid2:scenario::id-&gt;use:use::id-&gt;temperature))</text:p>
          </table:table-cell>
          <table:table-cell/>
        </table:table-row>
      </table:table>
      <table:named-expressions>
        <table:named-range table:name="polymer" table:base-cell-address="$nfo.$I$1" table:cell-range-address="$geometry.$H$2:.$H$12"/>
        <table:named-range table:name="parent" table:base-cell-address="$geometry.$C$1" table:cell-range-address="$geometry.$D$2:.$D$1048566"/>
        <table:named-range table:name="id" table:base-cell-address="$time.$A$1" table:cell-range-address="$sim.$A$2:$sim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0" number:min-integer-digits="1"/>
      <number:text> </number:text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number:min-integer-digits="1" number:grouping="true"/>
      <number:text>    </number:text>
    </number:number-style>
    <number:number-style style:name="N144P2" style:volatile="true">
      <number:text> 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number:min-integer-digits="1" number:grouping="true"/>
      <number:text> € </number:text>
    </number:number-style>
    <number:number-style style:name="N148P2" style:volatile="true">
      <number:text> -</number:text>
      <number:number number: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3">
      <number:number number:decimal-places="3" number:min-integer-digits="1"/>
    </number:number-style>
    <number:number-style style:name="N154">
      <number:number number:decimal-places="5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7" number:min-integer-digits="1"/>
    </number:number-style>
    <number:number-style style:name="N158">
      <number:number number:decimal-places="8" number:min-integer-digits="1"/>
    </number:number-style>
    <number:number-style style:name="N159">
      <number:number number:decimal-places="9" number:min-integer-digits="1"/>
    </number:number-style>
    <number:number-style style:name="N160">
      <number:number number:decimal-places="10" number:min-integer-digits="1"/>
    </number:number-style>
    <number:number-style style:name="N161">
      <number:number number:decimal-places="1" number:min-integer-digits="1"/>
    </number:number-style>
    <number:number-style style:name="N163P0" style:volatile="true">
      <number:text>Vrai</number:text>
    </number:number-style>
    <number:number-style style:name="N163P1" style:volatile="true">
      <number:text>Vrai</number:text>
    </number:number-style>
    <number:number-style style:name="N163">
      <number:text>Faux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Actif</number:text>
    </number:number-style>
    <number:number-style style:name="N165P1" style:volatile="true">
      <number:text>Actif</number:text>
    </number:number-style>
    <number:number-style style:name="N165">
      <number:text>Inactif</number:text>
      <style:map style:condition="value()&gt;0" style:apply-style-name="N165P0"/>
      <style:map style:condition="value()&lt;0" style:apply-style-name="N165P1"/>
    </number:number-style>
    <number:date-style style:name="N166">
      <number:month number:textual="true"/>
      <number:text>-</number:text>
      <number:year number:style="long"/>
    </number:date-style>
    <number:number-style style:name="N168P0" style:volatile="true">
      <number:number number:decimal-places="0" number:min-integer-digits="1" number:grouping="true"/>
      <number:text> F</number:text>
    </number:number-style>
    <number:number-style style:name="N168">
      <number:text>-</number:text>
      <number:number number:decimal-places="0" number:min-integer-digits="1" number:grouping="true"/>
      <number:text> F</number:text>
      <style:map style:condition="value()&gt;=0" style:apply-style-name="N168P0"/>
    </number:number-style>
    <number:number-style style:name="N169P0" style:volatile="true">
      <number:number number:decimal-places="0" number:min-integer-digits="1" number:grouping="true"/>
      <number:text> F</number:text>
    </number:number-style>
    <number:number-style style:name="N16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69P0"/>
    </number:number-style>
    <number:number-style style:name="N171P0" style:volatile="true">
      <number:number number:decimal-places="2" number:min-integer-digits="1" number:grouping="true"/>
      <number:text> F</number:text>
    </number:number-style>
    <number:number-style style:name="N171">
      <number:text>-</number:text>
      <number:number number:decimal-places="2" number:min-integer-digits="1" number:grouping="true"/>
      <number:text> F</number:text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  <number:text> F</number:text>
    </number:number-style>
    <number:number-style style:name="N17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2P0"/>
    </number:number-style>
    <number:number-style style:name="N176P0" style:volatile="true">
      <number:number number:decimal-places="0" number:min-integer-digits="1" number:grouping="true"/>
      <number:text> F </number:text>
    </number:number-style>
    <number:number-style style:name="N176P1" style:volatile="true">
      <number:text>-</number:text>
      <number:number number:decimal-places="0" number:min-integer-digits="1" number:grouping="true"/>
      <number:text> F </number:text>
    </number:number-style>
    <number:number-style style:name="N176P2" style:volatile="true">
      <number:text> - F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F </number:text>
    </number:number-style>
    <number:number-style style:name="N180P1" style:volatile="true">
      <number:text>-</number:text>
      <number:number number:decimal-places="2" number:min-integer-digits="1" number:grouping="true"/>
      <number:text> F </number:text>
    </number:number-style>
    <number:number-style style:name="N180P2" style:volatile="true">
      <number:text> -</number:text>
      <number:number number:decimal-places="0" number:min-integer-digits="0"/>
      <number:text>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1" number:min-integer-digits="1"/>
    </number:number-style>
    <number:number-style style:name="N182">
      <number:number number:decimal-places="12" number:min-integer-digits="1"/>
    </number:number-style>
    <number:number-style style:name="N183">
      <number:number number:decimal-places="13" number:min-integer-digits="1"/>
    </number:number-style>
    <number:number-style style:name="N184">
      <number:number number:decimal-places="14" number:min-integer-digits="1"/>
    </number:number-style>
    <number:number-style style:name="N185">
      <number:number number:decimal-places="15" number:min-integer-digits="1"/>
    </number:number-style>
    <number:number-style style:name="N186">
      <number:number number:decimal-places="16" number:min-integer-digits="1"/>
    </number:number-style>
    <number:number-style style:name="N187">
      <number:number number:decimal-places="17" number:min-integer-digits="1"/>
    </number:number-style>
    <number:number-style style:name="N188">
      <number:number number:decimal-places="18" number:min-integer-digits="1"/>
    </number:number-style>
    <number:number-style style:name="N189">
      <number:number number:decimal-places="19" number:min-integer-digits="1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 $</number:text>
      <number:number number:decimal-places="0" number:min-integer-digits="1" number:grouping="true"/>
      <number:text> </number:text>
    </number:number-style>
    <number:number-style style:name="N194P1" style:volatile="true">
      <number:text> $(</number:text>
      <number:number number:decimal-places="0" number:min-integer-digits="1" number:grouping="true"/>
      <number:text>)</number:text>
    </number:number-style>
    <number:number-style style:name="N194P2" style:volatile="true">
      <number:text> $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text> $</number:text>
      <number:number number:decimal-places="2" number:min-integer-digits="1" number:grouping="true"/>
      <number:text> </number:text>
    </number:number-style>
    <number:number-style style:name="N196P1" style:volatile="true">
      <number:text> $(</number:text>
      <number:number number:decimal-places="2" number:min-integer-digits="1" number:grouping="true"/>
      <number:text>)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number:number number:decimal-places="2" number:min-integer-digits="1" number:grouping="true"/>
      <number:text> </number:text>
    </number:number-style>
    <number:number-style style:name="N197P1" style:volatile="true">
      <number:text> (</number:text>
      <number:number number:decimal-places="2" number:min-integer-digits="1" number:grouping="true"/>
      <number:text>)</number:text>
    </number:number-style>
    <number:number-style style:name="N197P2" style:volatile="true">
      <number:text> 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">
      <number:number number:decimal-places="0" number:min-integer-digits="7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5">07/25/2011</text:date>, <text:time>17:3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ivier Vitrac</meta:initial-creator>
    <meta:creation-date>2011-07-25T10:45:28.12</meta:creation-date>
    <dc:date>2011-07-25T17:29:53.35</dc:date>
    <dc:creator>Olivier Vitrac</dc:creator>
    <meta:editing-duration>PT5H12M19S</meta:editing-duration>
    <meta:editing-cycles>21</meta:editing-cycles>
    <meta:generator>OpenOffice.org/3.3$Win32 OpenOffice.org_project/330m20$Build-9567</meta:generator>
    <meta:document-statistic meta:table-count="6" meta:cell-count="364" meta:object-count="0"/>
  </office:meta>
</office:document-meta>
</file>